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D80000061AC8B9A31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98mm" style:rel-column-width="8729*"/>
    </style:style>
    <style:style style:name="Table1.B" style:family="table-column">
      <style:table-column-properties style:column-width="182.03mm" style:rel-column-width="56806*"/>
    </style:style>
    <style:style style:name="Table1.A1" style:family="table-cell">
      <style:table-cell-properties fo:padding="0.97mm" fo:border="none"/>
    </style:style>
    <style:style style:name="P1" style:family="paragraph" style:parent-style-name="Frame_20_contents">
      <style:paragraph-properties loext:contextual-spacing="false" fo:margin-top="0mm" fo:margin-bottom="0mm" fo:line-height="4.5mm"/>
    </style:style>
    <style:style style:name="P2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><draw:frame draw:style-name="fr1" draw:name="bb3_man_start_page.png" text:anchor-type="paragraph" svg:width="210.01mm" svg:height="264.53mm" draw:z-index="0"><draw:image xlink:href="Pictures/10000201000004D80000061AC8B9A318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Ver. 1.05 – 04/2021</text:p>
            <text:p text:style-name="P1">www.envox.hr – 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8$Unix OpenOffice.org_project/418m3$Build-9803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21" meta:character-count="120"/>
    <meta:user-defined meta:name="WebPublish_HTML_Profile">EEZ (HTML)</meta:user-defined>
  </office:meta>
</office:document-meta>
</file>